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 table:number-rows-repeated="104851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00/00/00</text:date>, <text:time style:data-style-name="N2" text:time-value="17:09:37.06434908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6-13T17:11:06.828689386</dc:date>
    <meta:editing-duration>PT8H2M33S</meta:editing-duration>
    <meta:editing-cycles>120</meta:editing-cycles>
    <meta:document-statistic meta:table-count="1" meta:cell-count="232" meta:object-count="0"/>
  </office:meta>
</office:document-meta>
</file>